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Courier New"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10101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5" style:family="paragraph" style:parent-style-name="Text_20_body">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6" style:family="paragraph" style:parent-style-name="Text_20_body">
      <style:paragraph-properties fo:margin-left="0cm" fo:margin-right="0cm" fo:text-align="start" style:justify-single-word="false" fo:text-indent="0cm" style:auto-text-indent="false" style:text-autospace="none"/>
      <style:text-properties fo:color="#000000" style:font-name="Times1" fo:font-size="12pt" fo:font-weight="bold" style:font-name-asian="Monospace" style:font-size-asian="12pt" style:font-weight-asian="bold" style:font-name-complex="Monospace" style:font-size-complex="12pt"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color="#000000" style:font-name="Times1" fo:font-size="12pt" style:font-name-asian="Monospace" style:font-size-asian="12pt" style:font-name-complex="Monospace" style:font-size-complex="12pt"/>
    </style:style>
    <style:style style:name="P9"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0"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1"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2"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3"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4"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5" style:family="paragraph" style:parent-style-name="Text_20_body" style:list-style-name="L2">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6" style:family="paragraph" style:parent-style-name="Text_20_body" style:list-style-name="L2">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7" style:family="paragraph" style:parent-style-name="Text_20_body">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8" style:family="paragraph" style:parent-style-name="Text_20_body">
      <style:paragraph-properties fo:margin-left="0cm" fo:margin-right="0cm" fo:text-align="start" style:justify-single-word="false" fo:text-indent="0cm" style:auto-text-indent="false" style:text-autospace="none"/>
      <style:text-properties fo:color="#000000" style:font-name="Times1" fo:font-size="12pt" fo:font-weight="bold" style:font-name-asian="Monospace" style:font-size-asian="12pt" style:font-weight-asian="bold" style:font-name-complex="Monospace" style:font-size-complex="12pt" style:font-weight-complex="bold"/>
    </style:style>
    <style:style style:name="P19" style:family="paragraph" style:parent-style-name="Text_20_body">
      <style:paragraph-properties fo:margin-left="0cm" fo:margin-right="0cm" fo:text-align="start" style:justify-single-word="false" fo:text-indent="0cm" style:auto-text-indent="false" style:text-autospace="none"/>
      <style:text-properties fo:color="#000000" style:font-name="Times1" fo:font-size="12pt" fo:font-weight="normal" style:font-name-asian="Monospace" style:font-size-asian="12pt" style:font-weight-asian="normal" style:font-name-complex="Monospace" style:font-size-complex="12pt" style:font-weight-complex="normal"/>
    </style:style>
    <style:style style:name="P20" style:family="paragraph" style:parent-style-name="Text_20_body" style:list-style-name="L4">
      <style:paragraph-properties fo:margin-left="0cm" fo:margin-right="0cm" fo:text-align="start" style:justify-single-word="false" fo:text-indent="0cm" style:auto-text-indent="false" style:text-autospace="none"/>
      <style:text-properties fo:color="#000000" style:font-name="Times1" fo:font-size="12pt" fo:font-weight="normal" style:font-name-asian="Monospace" style:font-size-asian="12pt" style:font-weight-asian="normal" style:font-name-complex="Monospace" style:font-size-complex="12pt" style:font-weight-complex="normal"/>
    </style:style>
    <style:style style:name="P21" style:family="paragraph" style:parent-style-name="Text_20_body" style:list-style-name="L4">
      <style:paragraph-properties fo:margin-left="0cm" fo:margin-right="0cm" fo:text-align="start" style:justify-single-word="false" fo:text-indent="0cm" style:auto-text-indent="false" style:text-autospace="none"/>
      <style:text-properties fo:color="#000000" style:font-name="Times1" fo:font-size="12pt" fo:font-weight="normal" style:font-name-asian="Monospace" style:font-size-asian="12pt" style:font-weight-asian="normal" style:font-name-complex="Monospace" style:font-size-complex="12pt" style:font-weight-complex="normal"/>
    </style:style>
    <style:style style:name="P22" style:family="paragraph" style:parent-style-name="Text_20_body" style:list-style-name="L3">
      <style:paragraph-properties fo:margin-left="1.251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23" style:family="paragraph" style:parent-style-name="Text_20_body" style:list-style-name="L3">
      <style:paragraph-properties fo:margin-left="1.251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24" style:family="paragraph" style:parent-style-name="Text_20_body" style:list-style-name="L3">
      <style:paragraph-properties fo:margin-left="1.251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T1" style:family="text">
      <style:text-properties fo:color="#7f0055" fo:font-weight="bold" style:font-weight-asian="bold" style:font-weight-complex="bold"/>
    </style:style>
    <style:style style:name="T2" style:family="text">
      <style:text-properties fo:color="#101010"/>
    </style:style>
    <style:style style:name="T3" style:family="text">
      <style:text-properties fo:color="#101010"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imes1" fo:font-size="12pt" style:font-name-asian="Monospace" style:font-size-asian="12pt" style:font-name-complex="Monospace" style:font-size-complex="12pt"/>
    </style:style>
    <style:style style:name="T7" style:family="text">
      <style:text-properties fo:color="#000000" style:font-name="Times1" fo:font-size="12pt" fo:font-weight="bold" style:font-name-asian="Monospace" style:font-size-asian="12pt" style:font-weight-asian="bold" style:font-name-complex="Monospace" style:font-size-complex="12pt" style:font-weight-complex="bold"/>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2a00ff"/>
    </style:style>
    <style:style style:name="T11" style:family="text">
      <style:text-properties fo:color="#646464"/>
    </style:style>
    <style:style style:name="T12" style:family="text">
      <style:text-properties fo:font-weight="bold" style:font-weight-asian="bold" style:font-weight-complex="bold"/>
    </style:style>
    <style:style style:name="T13" style:family="text">
      <style:text-properties style:font-name="Courier New"/>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odel Pattern</text:h>
      <text:p text:style-name="Text_20_body">La realizzazione di una classe model pattern (in riferimento ad un determinato oggetto del modello del dominio) consiste nel dover configurare i criteri di <text:span text:style-name="T12">selezione</text:span> del sottoinsieme degli oggetti del modelli del dominio che si intende rappresentare e nel dover specificare <text:s/>le principali<text:span text:style-name="T6"> caratteristiche riguardanti la presentazione di tale insieme di dati (</text:span><text:span text:style-name="T7">proiezione</text:span><text:span text:style-name="T6">).</text:span></text:p>
      <text:p text:style-name="P8">Convenzionalmente le classi che esprimono queste descrizioni hanno un nome composto dal nome dell'oggetto di modello al quale ci si riferisce, più il suffisso “Pattern”.</text:p>
      <text:p text:style-name="P7">Selezione dei dati</text:p>
      <text:p text:style-name="Text_20_body">Per esprimere le clausole di selezione dei dati devono essere utilizzate le seguenti annotazioni fornite da regola-kit:</text:p>
      <text:list text:style-name="L1">
        <text:list-item>
          <text:p text:style-name="P9">Equals</text:p>
        </text:list-item>
        <text:list-item>
          <text:p text:style-name="P9">NotEquals</text:p>
        </text:list-item>
        <text:list-item>
          <text:p text:style-name="P9">Like</text:p>
        </text:list-item>
        <text:list-item>
          <text:p text:style-name="P9">GreatherThan</text:p>
        </text:list-item>
        <text:list-item>
          <text:p text:style-name="P9">LessThan</text:p>
        </text:list-item>
        <text:list-item>
          <text:p text:style-name="P9">In</text:p>
        </text:list-item>
      </text:list>
      <text:p text:style-name="P5">Ogni annotazione deve dichiarare come attributo il path (con separatore '.' in caso di oggetti composti e notazione '[]' in caso di set di oggetti (mapping di relazione one-to-many o many-to-many)) al nome del campo dell'oggetto di modello, al quale ci si sta riferendo. L'annotazione Like permette di specificare un secondo attributo 'caseSensitive' che è di default falso.</text:p>
      <text:p text:style-name="Text_20_body">Esempio:</text:p>
      <text:p text:style-name="P1"><text:span text:style-name="T1">public</text:span><text:span text:style-name="T2"> </text:span><text:span text:style-name="T1">class</text:span><text:span text:style-name="T2"> </text:span><text:span text:style-name="T4">CustomerPattern</text:span><text:span text:style-name="T2"> </text:span><text:span text:style-name="T1">extends</text:span><text:span text:style-name="T2"> </text:span><text:span text:style-name="T4">org.regola.model.ModelPattern</text:span><text:span text:style-name="T2"> </text:span><text:span text:style-name="T1">implements</text:span><text:span text:style-name="T2"> </text:span><text:span text:style-name="T4">Serializable</text:span></text:p>
      <text:p text:style-name="P3">{</text:p>
      <text:p text:style-name="P1"/>
      <text:p text:style-name="P1"><text:span text:style-name="T2"><text:s text:c="3"/><text:tab/></text:span><text:span text:style-name="T1">public</text:span><text:span text:style-name="T2"> </text:span><text:span text:style-name="T4">CustomerPattern()</text:span></text:p>
      <text:p text:style-name="P1"><text:span text:style-name="T2"><text:s text:c="3"/><text:tab/></text:span><text:span text:style-name="T4">{</text:span></text:p>
      <text:p text:style-name="P3"><text:tab/> <text:s/>//....</text:p>
      <text:p text:style-name="P1"><text:span text:style-name="T2"><text:tab/></text:span><text:span text:style-name="T4">}</text:span></text:p>
      <text:p text:style-name="P1"/>
      <text:p text:style-name="P1"><text:span text:style-name="T2"><text:s text:c="6"/></text:span><text:span text:style-name="T1">private</text:span><text:span text:style-name="T3"> </text:span><text:span text:style-name="T4">Integer</text:span><text:span text:style-name="T2"> </text:span><text:span text:style-name="T8">id</text:span><text:span text:style-name="T4">;</text:span></text:p>
      <text:p text:style-name="P1"><text:span text:style-name="T2"><text:s text:c="6"/></text:span><text:span text:style-name="T1">private</text:span><text:span text:style-name="T3"> </text:span><text:span text:style-name="T4">String</text:span><text:span text:style-name="T2"> </text:span><text:span text:style-name="T8">firstName</text:span><text:span text:style-name="T4">;</text:span></text:p>
      <text:p text:style-name="P1"><text:span text:style-name="T2"><text:s text:c="6"/></text:span><text:span text:style-name="T1">private</text:span><text:span text:style-name="T2"> </text:span><text:span text:style-name="T4">String[]</text:span><text:span text:style-name="T2"> </text:span><text:span text:style-name="T4">lastNames;</text:span></text:p>
      <text:p text:style-name="P1"><text:span text:style-name="T5"><text:tab/></text:span><text:span text:style-name="T1">private</text:span><text:span text:style-name="T2"> </text:span><text:span text:style-name="T4">Integer</text:span><text:span text:style-name="T2"> </text:span><text:span text:style-name="T4">invoiceId;</text:span></text:p>
      <text:p text:style-name="P2"><text:s/></text:p>
      <text:p text:style-name="P1"><text:span text:style-name="T2"><text:s text:c="6"/></text:span><text:span text:style-name="T11">@Equals</text:span><text:span text:style-name="T4">(</text:span><text:span text:style-name="T10">"id"</text:span><text:span text:style-name="T4">)</text:span></text:p>
      <text:p text:style-name="P1"><text:span text:style-name="T2"><text:tab/></text:span><text:span text:style-name="T1">public</text:span><text:span text:style-name="T2"> </text:span><text:span text:style-name="T4">java.lang.Integer</text:span><text:span text:style-name="T2"> </text:span><text:span text:style-name="T4">getId()</text:span></text:p>
      <text:p text:style-name="P1"><text:span text:style-name="T2"><text:tab/></text:span><text:span text:style-name="T4">{</text:span></text:p>
      <text:p text:style-name="P1"><text:span text:style-name="T2"><text:tab/> <text:s/></text:span><text:span text:style-name="T1">return</text:span><text:span text:style-name="T2"> </text:span><text:span text:style-name="T8">id</text:span><text:span text:style-name="T4">;</text:span></text:p>
      <text:p text:style-name="P1"><text:span text:style-name="T2"><text:tab/></text:span><text:span text:style-name="T4">}</text:span></text:p>
      <text:p text:style-name="P2"><text:tab/><text:tab/></text:p>
      <text:p text:style-name="P1"><text:span text:style-name="T2"><text:tab/></text:span><text:span text:style-name="T1">public</text:span><text:span text:style-name="T2"> </text:span><text:span text:style-name="T1">void</text:span><text:span text:style-name="T2"> </text:span><text:span text:style-name="T4">setId(java.lang.Integer</text:span><text:span text:style-name="T2"> </text:span><text:span text:style-name="T4">id)</text:span></text:p>
      <text:p text:style-name="P1"><text:span text:style-name="T2"><text:tab/></text:span><text:span text:style-name="T4">{</text:span></text:p>
      <text:p text:style-name="P1"><text:span text:style-name="T2"><text:tab/> <text:s text:c="2"/></text:span><text:span text:style-name="T1">this</text:span><text:span text:style-name="T4">.</text:span><text:span text:style-name="T8">id</text:span><text:span text:style-name="T2"> </text:span><text:span text:style-name="T4">=</text:span><text:span text:style-name="T2"> </text:span><text:span text:style-name="T4">id;</text:span></text:p>
      <text:p text:style-name="P1"><text:span text:style-name="T2"><text:tab/></text:span><text:span text:style-name="T4">}</text:span></text:p>
      <text:p text:style-name="P2"><text:s text:c="2"/></text:p>
      <text:p text:style-name="P2"><text:s text:c="2"/></text:p>
      <text:p text:style-name="P1"><text:span text:style-name="T2"><text:tab/></text:span><text:span text:style-name="T11">@</text:span><text:span text:style-name="T4">Like(value</text:span><text:span text:style-name="T2"> </text:span><text:span text:style-name="T4">=</text:span><text:span text:style-name="T2"> </text:span><text:span text:style-name="T10">"firstName"</text:span><text:span text:style-name="T4">,</text:span><text:span text:style-name="T2"> </text:span><text:span text:style-name="T4">caseSensitive</text:span><text:span text:style-name="T2"> </text:span><text:span text:style-name="T4">=</text:span><text:span text:style-name="T2"> </text:span><text:span text:style-name="T1">true</text:span><text:span text:style-name="T4">)</text:span></text:p>
      <text:p text:style-name="P1"><text:span text:style-name="T2"><text:tab/></text:span><text:span text:style-name="T1">public</text:span><text:span text:style-name="T2"> </text:span><text:span text:style-name="T4">java.lang.String</text:span><text:span text:style-name="T2"> </text:span><text:span text:style-name="T4">getFirstName()</text:span></text:p>
      <text:p text:style-name="P1"><text:span text:style-name="T2"><text:tab/></text:span><text:span text:style-name="T4">{</text:span></text:p>
      <text:p text:style-name="P1"><text:span text:style-name="T2"><text:tab/><text:tab/></text:span><text:span text:style-name="T1">return</text:span><text:span text:style-name="T2"> </text:span><text:span text:style-name="T8">firstName</text:span><text:span text:style-name="T4">;</text:span></text:p>
      <text:p text:style-name="P1"><text:span text:style-name="T2"><text:tab/></text:span><text:span text:style-name="T4">}</text:span></text:p>
      <text:p text:style-name="P1"/>
      <text:p text:style-name="P1"><text:span text:style-name="T2"><text:tab/></text:span><text:span text:style-name="T1">public</text:span><text:span text:style-name="T2"> </text:span><text:span text:style-name="T1">void</text:span><text:span text:style-name="T2"> </text:span><text:span text:style-name="T4">setFirstName(java.lang.String</text:span><text:span text:style-name="T2"> </text:span><text:span text:style-name="T4">firstName)</text:span></text:p>
      <text:p text:style-name="P1"><text:span text:style-name="T2"><text:tab/></text:span><text:span text:style-name="T4">{</text:span></text:p>
      <text:p text:style-name="P1"><text:span text:style-name="T2"><text:tab/><text:tab/></text:span><text:span text:style-name="T1">this</text:span><text:span text:style-name="T4">.</text:span><text:span text:style-name="T8">firstName</text:span><text:span text:style-name="T2"> </text:span><text:span text:style-name="T4">=</text:span><text:span text:style-name="T2"> </text:span><text:span text:style-name="T4">firstName;</text:span></text:p>
      <text:p text:style-name="P1"><text:span text:style-name="T2"><text:tab/></text:span><text:span text:style-name="T4">}</text:span></text:p>
      <text:p text:style-name="P2"><text:s text:c="2"/><text:tab/></text:p>
      <text:p text:style-name="P1"><text:span text:style-name="T2"><text:tab/></text:span><text:span text:style-name="T11">@</text:span><text:span text:style-name="T4">In(</text:span><text:span text:style-name="T10">"lastName"</text:span><text:span text:style-name="T4">)</text:span></text:p>
      <text:p text:style-name="P1"><text:span text:style-name="T2"><text:tab/></text:span><text:span text:style-name="T1">public</text:span><text:span text:style-name="T2"> </text:span><text:span text:style-name="T4">String[]</text:span><text:span text:style-name="T2"> </text:span><text:span text:style-name="T4">getLastNames()</text:span><text:span text:style-name="T2"> </text:span><text:span text:style-name="T4">{</text:span></text:p>
      <text:p text:style-name="P1"><text:span text:style-name="T2"><text:tab/><text:tab/></text:span><text:span text:style-name="T1">return</text:span><text:span text:style-name="T2"> </text:span><text:span text:style-name="T4">lastNames;</text:span></text:p>
      <text:p text:style-name="P1"><text:span text:style-name="T2"><text:tab/></text:span><text:span text:style-name="T4">}</text:span></text:p>
      <text:p text:style-name="P1"/>
      <text:p text:style-name="P1"><text:span text:style-name="T2"><text:tab/></text:span><text:span text:style-name="T1">public</text:span><text:span text:style-name="T2"> </text:span><text:span text:style-name="T1">void</text:span><text:span text:style-name="T2"> </text:span><text:span text:style-name="T4">setLastNames(String[]</text:span><text:span text:style-name="T2"> </text:span><text:span text:style-name="T4">lastNames)</text:span><text:span text:style-name="T2"> </text:span><text:span text:style-name="T4">{</text:span></text:p>
      <text:p text:style-name="P1"><text:span text:style-name="T2"><text:tab/><text:tab/></text:span><text:span text:style-name="T1">this</text:span><text:span text:style-name="T4">.lastNames</text:span><text:span text:style-name="T2"> </text:span><text:span text:style-name="T4">=</text:span><text:span text:style-name="T2"> </text:span><text:span text:style-name="T4">lastNames;</text:span></text:p>
      <text:p text:style-name="P1"><text:span text:style-name="T2"><text:tab/></text:span><text:span text:style-name="T4">}</text:span></text:p>
      <text:p text:style-name="P3"/>
      <text:p text:style-name="P1"><text:span text:style-name="T4"><text:tab/></text:span><text:span text:style-name="T11">@</text:span><text:span text:style-name="T4">Equals(</text:span><text:span text:style-name="T10">"invoices[].id"</text:span><text:span text:style-name="T4">)</text:span></text:p>
      <text:p text:style-name="P1"><text:span text:style-name="T2"><text:tab/></text:span><text:span text:style-name="T1">public</text:span><text:span text:style-name="T2"> </text:span><text:span text:style-name="T4">Integer</text:span><text:span text:style-name="T2"> </text:span><text:span text:style-name="T4">getInvoiceId()</text:span><text:span text:style-name="T2"> </text:span><text:span text:style-name="T4">{</text:span></text:p>
      <text:p text:style-name="P1"><text:span text:style-name="T2"><text:tab/><text:tab/></text:span><text:span text:style-name="T1">return</text:span><text:span text:style-name="T2"> </text:span><text:span text:style-name="T4">invoiceId;</text:span></text:p>
      <text:p text:style-name="P1"><text:span text:style-name="T2"><text:tab/></text:span><text:span text:style-name="T4">}</text:span></text:p>
      <text:p text:style-name="P1"/>
      <text:p text:style-name="P1"><text:span text:style-name="T2"><text:tab/></text:span><text:span text:style-name="T1">public</text:span><text:span text:style-name="T2"> </text:span><text:span text:style-name="T1">void</text:span><text:span text:style-name="T2"> </text:span><text:span text:style-name="T4">setInvoiceId(Integer</text:span><text:span text:style-name="T2"> </text:span><text:span text:style-name="T4">invoiceId)</text:span><text:span text:style-name="T2"> </text:span><text:span text:style-name="T4">{</text:span></text:p>
      <text:p text:style-name="P1"><text:span text:style-name="T2"><text:tab/><text:tab/></text:span><text:span text:style-name="T1">this</text:span><text:span text:style-name="T4">.invoiceId</text:span><text:span text:style-name="T2"> </text:span><text:span text:style-name="T4">=</text:span><text:span text:style-name="T2"> </text:span><text:span text:style-name="T4">invoiceId;</text:span></text:p>
      <text:p text:style-name="P1"><text:span text:style-name="T2"><text:tab/></text:span><text:span text:style-name="T4">}</text:span></text:p>
      <text:p text:style-name="P3">}</text:p>
      <text:p text:style-name="P4"/>
      <text:p text:style-name="P5">Il generatore di codice di regola-kit genera una classe model pattern di default per un filtraggio di tipo Equals su tutti i campi dell'oggetto di modello (come nell'esempio) che è poi possibile customizzare.</text:p>
      <text:p text:style-name="P5"/>
      <text:p text:style-name="P6">Proiezione dei dati</text:p>
      <text:p text:style-name="P5">Mediante la classe ModelPattern occorre anche specificare le seguenti caratteristiche riguardanti la presentazione del sottoinsieme dei dati che questa intende rappresentare:</text:p>
      <text:list text:style-name="L2">
        <text:list-item>
          <text:p text:style-name="P15">paginazione dei dati in forma tabellare;</text:p>
        </text:list-item>
        <text:list-item>
          <text:p text:style-name="P15">selezione delle proprietà dell'oggetto di modello da mostrare e quindi delle colonne della tabella da rendere visibili a livello di presentazione, con le relative denominazioni.</text:p>
        </text:list-item>
      </text:list>
      <text:p text:style-name="P5">La paginazione può essere abilitata o meno ed in caso positivo si può impostare la dimensione di una pagina. Il default è di paginazione abilitata con 20 righe per pagina.</text:p>
      <text:p text:style-name="P5">Per quanto riguarda la proiezione dei dati devono essere configurate le seguenti caratteristiche:</text:p>
      <text:list text:style-name="L3">
        <text:list-item>
          <text:p text:style-name="P22">l'insieme di tutte le proprietà visualizzabili (e le relative denominazioni), </text:p>
        </text:list-item>
        <text:list-item>
          <text:p text:style-name="P22">l'insieme delle proprietà che, fra queste, vanno rese visibili, </text:p>
        </text:list-item>
        <text:list-item>
          <text:p text:style-name="P22">l'insieme delle proprietà da visualizzare in maniera ordinata (crescente o decresente).</text:p>
        </text:list-item>
      </text:list>
      <text:p text:style-name="P5">Il generatore di codice imposta, di default, tutte le proprietà come visibili e specifica per l'ordinamento solo la colonna dell'identificativo:</text:p>
      <text:p text:style-name="P2"><text:s text:c="3"/>.....</text:p>
      <text:p text:style-name="P1"><text:span text:style-name="T3"><text:s text:c="3"/></text:span><text:span text:style-name="T1">public</text:span><text:span text:style-name="T2"> </text:span><text:span text:style-name="T4">CustomerPattern()</text:span></text:p>
      <text:p text:style-name="P1"><text:span text:style-name="T2"><text:s text:c="3"/></text:span><text:span text:style-name="T4">{</text:span></text:p>
      <text:p text:style-name="P1"><text:span text:style-name="T2"><text:tab/> <text:s/></text:span><text:span text:style-name="T4">addProperty(</text:span><text:span text:style-name="T10">"id"</text:span><text:span text:style-name="T4">,</text:span><text:span text:style-name="T10">"customer.column."</text:span><text:span text:style-name="T4">);</text:span></text:p>
      <text:p text:style-name="P1"><text:span text:style-name="T2"><text:tab/> <text:s/></text:span><text:span text:style-name="T4">addProperty(</text:span><text:span text:style-name="T10">"firstName"</text:span><text:span text:style-name="T4">,</text:span><text:span text:style-name="T10">"customer.column."</text:span><text:span text:style-name="T4">);</text:span></text:p>
      <text:p text:style-name="P1"><text:span text:style-name="T2"><text:tab/> <text:s/></text:span><text:span text:style-name="T4">addProperty(</text:span><text:span text:style-name="T10">"lastName"</text:span><text:span text:style-name="T4">,</text:span><text:span text:style-name="T10">"customer.column."</text:span><text:span text:style-name="T4">);</text:span></text:p>
      <text:p text:style-name="P2"><text:tab/> <text:s/></text:p>
      <text:p text:style-name="P1"><text:span text:style-name="T2"><text:tab/> <text:s/></text:span><text:span text:style-name="T4">getSortedProperties().add(</text:span><text:span text:style-name="T1">new </text:span><text:span text:style-name="T3"><text:tab/><text:tab/><text:tab/><text:tab/></text:span><text:span text:style-name="T4">ModelProperty(</text:span><text:span text:style-name="T10">"id"</text:span><text:span text:style-name="T4">,</text:span><text:span text:style-name="T10">"customer.column."</text:span><text:span text:style-name="T4">,Order.</text:span><text:span text:style-name="T9">asc</text:span><text:span text:style-name="T4">));</text:span></text:p>
      <text:p text:style-name="P1"><text:span text:style-name="T2"><text:s text:c="3"/></text:span><text:span text:style-name="T4">}</text:span></text:p>
      <text:p text:style-name="P3"><text:s text:c="3"/>.....</text:p>
      <text:p text:style-name="P3"><text:tab/></text:p>
      <text:p text:style-name="P5">Da notare che il secondo parametro del metodo addProperty , quando diverso da null permette di specificare il prefisso di un identificativo (completato con il primo parametro) per reperire il nome da visualizzare, in maniera localizzata, da un file di properties dell'applicazione (anche questo prodotto dal generatore automatico: un file per la lingua italiana e uno per l'inglese).</text:p>
      <text:p text:style-name="P6"/>
      <text:p text:style-name="P6">Vincoli della classe di modello</text:p>
      <text:p text:style-name="P19">La classe di modello, pur non dovendo implementare o estendere alcuna classe di Regola-kit, ha i seguenti vincoli:</text:p>
      <text:list text:style-name="L4">
        <text:list-item>
          <text:p text:style-name="P20">l'identificativo di un oggetto deve trovarsi in una proprietà con nome <text:span text:style-name="T13">id</text:span></text:p>
        </text:list-item>
        <text:list-item>
          <text:p text:style-name="P20">in caso di chiave composta l'oggetto che rappresenta la chiave deve implementare i metodi <text:span text:style-name="T13">toString()</text:span> e <text:span text:style-name="T13">valueOf()</text:span></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Courier New"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fabio</meta:initial-creator>
    <meta:creation-date>2007-12-02T12:05:52</meta:creation-date>
    <dc:creator>marco</dc:creator>
    <dc:date>2007-12-04T15:08:51</dc:date>
    <dc:language>it-IT</dc:language>
    <meta:editing-cycles>10</meta:editing-cycles>
    <meta:editing-duration>PT5H45M4S</meta:editing-duration>
    <meta:user-defined meta:name="Info 1"/>
    <meta:user-defined meta:name="Info 2"/>
    <meta:user-defined meta:name="Info 3"/>
    <meta:user-defined meta:name="Info 4"/>
    <meta:document-statistic meta:table-count="0" meta:image-count="0" meta:object-count="0" meta:page-count="3" meta:paragraph-count="88" meta:word-count="559" meta:character-count="4252"/>
  </office:meta>
</office:document-meta>
</file>